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445cm" svg:height="1.27cm" svg:x="8.62cm" svg:y="1cm">
          <text:p text:style-name="P1"><text:span text:style-name="T1">Écran d'accueil</text:span></text:p>
        </draw:rect>
        <draw:rect draw:style-name="gr1" draw:text-style-name="P1" xml:id="id2" draw:id="id2" draw:layer="layout" svg:width="3.175cm" svg:height="1.27cm" svg:x="1cm" svg:y="3.54cm">
          <text:p text:style-name="P1"><text:span text:style-name="T1">Fiche client</text:span></text:p>
        </draw:rect>
        <draw:rect draw:style-name="gr1" draw:text-style-name="P1" xml:id="id3" draw:id="id3" draw:layer="layout" svg:width="3.175cm" svg:height="1.27cm" svg:x="4.81cm" svg:y="3.54cm">
          <text:p text:style-name="P1"><text:span text:style-name="T1">Fiche contact</text:span></text:p>
        </draw:rect>
        <draw:rect draw:style-name="gr1" draw:text-style-name="P1" xml:id="id4" draw:id="id4" draw:layer="layout" svg:width="3.175cm" svg:height="1.27cm" svg:x="13.7cm" svg:y="3.54cm">
          <text:p text:style-name="P1"><text:span text:style-name="T1">Agenda</text:span></text:p>
        </draw:rect>
        <draw:rect draw:style-name="gr1" draw:text-style-name="P1" xml:id="id5" draw:id="id5" draw:layer="layout" svg:width="3.175cm" svg:height="1.27cm" svg:x="17.51cm" svg:y="3.54cm">
          <text:p text:style-name="P1"><text:span text:style-name="T1">Fiche Agent</text:span><text:span text:style-name="T1"><text:line-break/></text:span><text:span text:style-name="T1">(personnelle)</text:span></text:p>
        </draw:rect>
        <draw:connector draw:style-name="gr2" draw:text-style-name="P2" draw:layer="layout" draw:type="curve" svg:x1="10.842cm" svg:y1="2.27cm" svg:x2="2.587cm" svg:y2="3.54cm" draw:start-shape="id1" draw:start-glue-point="2" draw:end-shape="id2" svg:d="m10842 2270c0 952-8255 318-8255 1270">
          <text:p/>
        </draw:connector>
        <draw:connector draw:style-name="gr2" draw:text-style-name="P2" draw:layer="layout" draw:type="curve" svg:x1="10.842cm" svg:y1="2.27cm" svg:x2="6.397cm" svg:y2="3.54cm" draw:start-shape="id1" draw:start-glue-point="2" draw:end-shape="id3" draw:end-glue-point="0" svg:d="m10842 2270c0 952-4445 318-4445 1270">
          <text:p/>
        </draw:connector>
        <draw:connector draw:style-name="gr2" draw:text-style-name="P2" draw:layer="layout" draw:type="curve" svg:x1="10.842cm" svg:y1="2.27cm" svg:x2="15.287cm" svg:y2="3.54cm" draw:start-shape="id1" draw:start-glue-point="2" draw:end-shape="id4" draw:end-glue-point="0" svg:d="m10842 2270c0 952 4445 318 4445 1270">
          <text:p/>
        </draw:connector>
        <draw:connector draw:style-name="gr2" draw:text-style-name="P2" draw:layer="layout" draw:type="curve" svg:x1="10.842cm" svg:y1="2.27cm" svg:x2="19.097cm" svg:y2="3.54cm" draw:start-shape="id1" draw:start-glue-point="2" draw:end-shape="id5" svg:d="m10842 2270c0 952 8255 318 8255 1270">
          <text:p/>
        </draw:connector>
        <draw:rect draw:style-name="gr1" draw:text-style-name="P1" xml:id="id6" draw:id="id6" draw:layer="layout" svg:width="4.445cm" svg:height="1.27cm" svg:x="8.62cm" svg:y="8.62cm">
          <text:p text:style-name="P1"><text:span text:style-name="T1">Écran d'accueil</text:span></text:p>
        </draw:rect>
        <draw:rect draw:style-name="gr1" draw:text-style-name="P1" xml:id="id8" draw:id="id8" draw:layer="layout" svg:width="5.715cm" svg:height="1.27cm" svg:x="7.985cm" svg:y="11.16cm">
          <text:p text:style-name="P1"><text:span text:style-name="T1">Fiche Agent</text:span></text:p>
        </draw:rect>
        <draw:rect draw:style-name="gr1" draw:text-style-name="P1" xml:id="id7" draw:id="id7" draw:layer="layout" svg:width="5.715cm" svg:height="1.27cm" svg:x="1.635cm" svg:y="11.16cm">
          <text:p text:style-name="P1"><text:span text:style-name="T1">Planification de contacts</text:span></text:p>
        </draw:rect>
        <draw:rect draw:style-name="gr1" draw:text-style-name="P1" xml:id="id9" draw:id="id9" draw:layer="layout" svg:width="5.715cm" svg:height="1.27cm" svg:x="14.335cm" svg:y="11.16cm">
          <text:p text:style-name="P1"><text:span text:style-name="T1">Affectation de contacts</text:span></text:p>
        </draw:rect>
        <draw:connector draw:style-name="gr2" draw:text-style-name="P2" draw:layer="layout" draw:type="curve" svg:x1="10.842cm" svg:y1="9.89cm" svg:x2="4.492cm" svg:y2="11.16cm" draw:start-shape="id6" draw:start-glue-point="2" draw:end-shape="id7" svg:d="m10842 9890c0 952-6350 318-6350 1270">
          <text:p/>
        </draw:connector>
        <draw:connector draw:style-name="gr2" draw:text-style-name="P2" draw:layer="layout" draw:type="curve" svg:x1="10.842cm" svg:y1="9.89cm" svg:x2="10.842cm" svg:y2="11.16cm" draw:start-shape="id6" draw:start-glue-point="2" draw:end-shape="id8" svg:d="m10842 9890v1270">
          <text:p/>
        </draw:connector>
        <draw:connector draw:style-name="gr2" draw:text-style-name="P2" draw:layer="layout" draw:type="curve" svg:x1="10.842cm" svg:y1="9.89cm" svg:x2="17.192cm" svg:y2="11.16cm" draw:start-shape="id6" draw:start-glue-point="2" draw:end-shape="id9" svg:d="m10842 9890c0 952 6350 318 6350 1270">
          <text:p/>
        </draw:connector>
        <draw:rect draw:style-name="gr1" draw:text-style-name="P4" draw:layer="layout" svg:width="10.16cm" svg:height="2.54cm" svg:x="1cm" svg:y="5.445cm">
          <text:p text:style-name="P3"><text:span text:style-name="T2">L'affichage d'une entrée ne passe pas par un écran</text:span><text:span text:style-name="T2"><text:line-break/></text:span><text:span text:style-name="T2">intermédiaire type liste, mais par le champ de</text:span><text:span text:style-name="T2"><text:line-break/></text:span><text:span text:style-name="T2">recherche “global” intelligent.</text:span></text:p>
        </draw:rect>
        <draw:rect draw:style-name="gr1" draw:text-style-name="P1" xml:id="id10" draw:id="id10" draw:layer="layout" svg:width="4.445cm" svg:height="1.27cm" svg:x="8.62cm" svg:y="13.3cm">
          <text:p text:style-name="P1"><text:span text:style-name="T1">Fiche Agent</text:span><text:span text:style-name="T1"><text:line-break/></text:span><text:span text:style-name="T1">(personnelle)</text:span></text:p>
        </draw:rect>
        <draw:rect draw:style-name="gr1" draw:text-style-name="P1" xml:id="id11" draw:id="id11" draw:layer="layout" svg:width="4.445cm" svg:height="1.27cm" svg:x="11.795cm" svg:y="15.84cm">
          <text:p text:style-name="P1"><text:span text:style-name="T1">Prendre RDV pour</text:span><text:span text:style-name="T1"><text:line-break/></text:span><text:span text:style-name="T1">un contact</text:span></text:p>
        </draw:rect>
        <draw:connector draw:style-name="gr2" draw:text-style-name="P2" draw:layer="layout" draw:type="curve" svg:x1="10.842cm" svg:y1="14.57cm" svg:x2="14.017cm" svg:y2="15.84cm" draw:start-shape="id10" draw:start-glue-point="2" draw:end-shape="id11" svg:d="m10842 14570c0 952 3175 318 3175 1270">
          <text:p/>
        </draw:connector>
        <draw:rect draw:style-name="gr1" draw:text-style-name="P1" xml:id="id12" draw:id="id12" draw:layer="layout" svg:width="4.445cm" svg:height="1.27cm" svg:x="5.445cm" svg:y="15.84cm">
          <text:p text:style-name="P1"><text:span text:style-name="T1">Fiche contact</text:span></text:p>
        </draw:rect>
        <draw:connector draw:style-name="gr2" draw:text-style-name="P2" draw:layer="layout" draw:type="curve" svg:x1="10.842cm" svg:y1="14.57cm" svg:x2="7.667cm" svg:y2="15.84cm" draw:start-shape="id10" draw:start-glue-point="2" draw:end-shape="id12" svg:d="m10842 14570c0 952-3175 318-3175 1270">
          <text:p/>
        </draw:connector>
        <draw:connector draw:style-name="gr2" draw:text-style-name="P2" draw:layer="layout" draw:type="curve" svg:x1="11.795cm" svg:y1="16.475cm" svg:x2="9.89cm" svg:y2="16.475cm" draw:start-shape="id11" draw:start-glue-point="3" draw:end-shape="id12" svg:d="m11795 16475h-1905">
          <text:p/>
        </draw:connector>
        <draw:rect draw:style-name="gr1" draw:text-style-name="P1" xml:id="id13" draw:id="id13" draw:layer="layout" svg:width="5.715cm" svg:height="1.27cm" svg:x="7.985cm" svg:y="18.145cm">
          <text:p text:style-name="P1"><text:span text:style-name="T1">Affectation de contacts</text:span></text:p>
        </draw:rect>
        <draw:rect draw:style-name="gr1" draw:text-style-name="P1" xml:id="id14" draw:id="id14" draw:layer="layout" svg:width="4.445cm" svg:height="1.27cm" svg:x="5.445cm" svg:y="20.685cm">
          <text:p text:style-name="P1"><text:span text:style-name="T1">Fiche contact</text:span></text:p>
        </draw:rect>
        <draw:rect draw:style-name="gr1" draw:text-style-name="P1" xml:id="id15" draw:id="id15" draw:layer="layout" svg:width="4.445cm" svg:height="1.27cm" svg:x="11.795cm" svg:y="20.685cm">
          <text:p text:style-name="P1"><text:span text:style-name="T1">Fiche Agent</text:span></text:p>
        </draw:rect>
        <draw:connector draw:style-name="gr2" draw:text-style-name="P2" draw:layer="layout" draw:type="curve" svg:x1="10.842cm" svg:y1="19.415cm" svg:x2="7.667cm" svg:y2="20.685cm" draw:start-shape="id13" draw:start-glue-point="2" draw:end-shape="id14" draw:end-glue-point="0" svg:d="m10842 19415c0 952-3175 318-3175 1270">
          <text:p/>
        </draw:connector>
        <draw:connector draw:style-name="gr2" draw:text-style-name="P2" draw:layer="layout" draw:type="curve" svg:x1="10.842cm" svg:y1="19.415cm" svg:x2="14.017cm" svg:y2="20.685cm" draw:start-shape="id13" draw:start-glue-point="2" draw:end-shape="id15" svg:d="m10842 19415c0 952 3175 318 3175 1270">
          <text:p/>
        </draw:connector>
        <draw:rect draw:style-name="gr1" draw:text-style-name="P1" xml:id="id16" draw:id="id16" draw:layer="layout" svg:width="4.445cm" svg:height="1.27cm" svg:x="8.62cm" svg:y="3.54cm">
          <text:p text:style-name="P1"><text:span text:style-name="T1">Fiche personne</text:span></text:p>
        </draw:rect>
        <draw:connector draw:style-name="gr2" draw:text-style-name="P2" draw:layer="layout" draw:type="curve" svg:x1="10.842cm" svg:y1="2.27cm" svg:x2="10.842cm" svg:y2="3.54cm" draw:start-shape="id1" draw:start-glue-point="2" draw:end-shape="id16" draw:end-glue-point="0" svg:d="m10842 2270v1270">
          <text:p/>
        </draw:connector>
      </draw:page>
      <draw:page draw:name="page2" draw:style-name="dp1" draw:master-page-name="Default">
        <draw:rect draw:style-name="gr1" draw:text-style-name="P1" xml:id="id17" draw:id="id17" draw:layer="layout" svg:width="4.445cm" svg:height="1.27cm" svg:x="8.62cm" svg:y="1.635cm">
          <text:p text:style-name="P1"><text:span text:style-name="T1">Fiche client</text:span></text:p>
        </draw:rect>
        <draw:rect draw:style-name="gr1" draw:text-style-name="P1" xml:id="id18" draw:id="id18" draw:layer="layout" svg:width="5.715cm" svg:height="1.27cm" svg:x="2.27cm" svg:y="4.175cm">
          <text:p text:style-name="P1"><text:span text:style-name="T1">Informations générales</text:span><text:span text:style-name="T1"><text:line-break/></text:span><text:span text:style-name="T1">(onglet)</text:span></text:p>
        </draw:rect>
        <draw:rect draw:style-name="gr1" draw:text-style-name="P1" xml:id="id19" draw:id="id19" draw:layer="layout" svg:width="5.715cm" svg:height="1.27cm" svg:x="11.795cm" svg:y="4.175cm">
          <text:p text:style-name="P1"><text:span text:style-name="T1">Relation banque/client</text:span><text:span text:style-name="T1"><text:line-break/></text:span><text:span text:style-name="T1">(onglet)</text:span></text:p>
        </draw:rect>
        <draw:connector draw:style-name="gr2" draw:text-style-name="P2" draw:layer="layout" draw:type="curve" svg:x1="10.842cm" svg:y1="2.905cm" svg:x2="5.127cm" svg:y2="4.175cm" draw:start-shape="id17" draw:start-glue-point="2" draw:end-shape="id18" draw:end-glue-point="0" svg:d="m10842 2905c0 952-5715 318-5715 1270">
          <text:p/>
        </draw:connector>
        <draw:connector draw:style-name="gr2" draw:text-style-name="P2" draw:layer="layout" draw:type="curve" svg:x1="10.842cm" svg:y1="2.905cm" svg:x2="14.652cm" svg:y2="4.175cm" draw:start-shape="id17" draw:start-glue-point="2" draw:end-shape="id19" svg:d="m10842 2905c0 952 3810 318 3810 1270">
          <text:p/>
        </draw:connector>
        <draw:rect draw:style-name="gr1" draw:text-style-name="P1" xml:id="id20" draw:id="id20" draw:layer="layout" svg:width="3.81cm" svg:height="1.905cm" svg:x="1cm" svg:y="6.715cm">
          <text:p text:style-name="P1"><text:span text:style-name="T1">Fiche produit</text:span></text:p>
          <text:p text:style-name="P1"><text:span text:style-name="T1">(externe – type</text:span><text:span text:style-name="T1"><text:line-break/></text:span><text:span text:style-name="T1">page web/pdf)</text:span></text:p>
        </draw:rect>
        <draw:connector draw:style-name="gr2" draw:text-style-name="P2" draw:layer="layout" draw:type="curve" svg:x1="5.127cm" svg:y1="5.445cm" svg:x2="2.905cm" svg:y2="6.715cm" draw:start-shape="id18" draw:start-glue-point="2" draw:end-shape="id20" draw:end-glue-point="0" svg:d="m5127 5445c0 952-2222 318-2222 1270">
          <text:p/>
        </draw:connector>
        <draw:rect draw:style-name="gr1" draw:text-style-name="P1" xml:id="id21" draw:id="id21" draw:layer="layout" svg:width="3.81cm" svg:height="1.27cm" svg:x="5.445cm" svg:y="6.715cm">
          <text:p text:style-name="P1"><text:span text:style-name="T1">Fiche personne</text:span></text:p>
        </draw:rect>
        <draw:connector draw:style-name="gr2" draw:text-style-name="P2" draw:layer="layout" draw:type="curve" svg:x1="5.127cm" svg:y1="5.445cm" svg:x2="7.35cm" svg:y2="6.715cm" draw:start-shape="id18" draw:start-glue-point="2" draw:end-shape="id21" draw:end-glue-point="0" svg:d="m5127 5445c0 952 2223 318 2223 1270">
          <text:p/>
        </draw:connector>
        <draw:rect draw:style-name="gr1" draw:text-style-name="P1" xml:id="id26" draw:id="id26" draw:layer="layout" svg:width="3.81cm" svg:height="1.27cm" svg:x="16.24cm" svg:y="7.35cm">
          <text:p text:style-name="P1"><text:span text:style-name="T1">Fiche proposition</text:span><text:span text:style-name="T1"><text:line-break/></text:span><text:span text:style-name="T1">commerciale</text:span></text:p>
        </draw:rect>
        <draw:rect draw:style-name="gr1" draw:text-style-name="P1" xml:id="id24" draw:id="id24" draw:layer="layout" svg:width="3.81cm" svg:height="1.27cm" svg:x="9.89cm" svg:y="8.62cm">
          <text:p text:style-name="P1"><text:span text:style-name="T1">Réclamation</text:span></text:p>
        </draw:rect>
        <draw:rect draw:style-name="gr1" draw:text-style-name="P1" xml:id="id23" draw:id="id23" draw:layer="layout" svg:width="3.81cm" svg:height="1.27cm" svg:x="9.89cm" svg:y="10.525cm">
          <text:p text:style-name="P1"><text:span text:style-name="T1">Incident</text:span></text:p>
        </draw:rect>
        <draw:rect draw:style-name="gr1" draw:text-style-name="P1" xml:id="id25" draw:id="id25" draw:layer="layout" svg:width="3.81cm" svg:height="1.27cm" svg:x="9.89cm" svg:y="6.715cm">
          <text:p text:style-name="P1"><text:span text:style-name="T1">Fiche contact</text:span></text:p>
        </draw:rect>
        <draw:rect draw:style-name="gr1" draw:text-style-name="P1" xml:id="id22" draw:id="id22" draw:layer="layout" svg:width="3.81cm" svg:height="1.27cm" svg:x="9.89cm" svg:y="12.43cm">
          <text:p text:style-name="P1"><text:span text:style-name="T1">Événement à</text:span><text:span text:style-name="T1"><text:line-break/></text:span><text:span text:style-name="T1">venir</text:span></text:p>
        </draw:rect>
        <draw:connector draw:style-name="gr2" draw:text-style-name="P2" draw:layer="layout" svg:x1="14.652cm" svg:y1="5.445cm" svg:x2="13.7cm" svg:y2="13.065cm" draw:start-shape="id19" draw:start-glue-point="2" draw:end-shape="id22" draw:end-glue-point="1" svg:d="m14652 5445v7620h-952">
          <text:p/>
        </draw:connector>
        <draw:connector draw:style-name="gr2" draw:text-style-name="P2" draw:layer="layout" svg:x1="14.652cm" svg:y1="5.445cm" svg:x2="13.7cm" svg:y2="11.16cm" draw:start-shape="id19" draw:start-glue-point="2" draw:end-shape="id23" draw:end-glue-point="1" svg:d="m14652 5445v5715h-952">
          <text:p/>
        </draw:connector>
        <draw:connector draw:style-name="gr2" draw:text-style-name="P2" draw:layer="layout" svg:x1="14.652cm" svg:y1="5.445cm" svg:x2="13.7cm" svg:y2="9.255cm" draw:start-shape="id19" draw:start-glue-point="2" draw:end-shape="id24" draw:end-glue-point="1" svg:d="m14652 5445v3810h-952">
          <text:p/>
        </draw:connector>
        <draw:connector draw:style-name="gr2" draw:text-style-name="P2" draw:layer="layout" svg:x1="14.652cm" svg:y1="5.445cm" svg:x2="13.7cm" svg:y2="7.35cm" draw:start-shape="id19" draw:start-glue-point="2" draw:end-shape="id25" draw:end-glue-point="1" svg:d="m14652 5445v1905h-952">
          <text:p/>
        </draw:connector>
        <draw:connector draw:style-name="gr2" draw:text-style-name="P2" draw:layer="layout" svg:x1="14.652cm" svg:y1="5.445cm" svg:x2="18.145cm" svg:y2="7.35cm" draw:start-shape="id19" draw:start-glue-point="2" draw:end-shape="id26" svg:d="m14652 5445v953h3493v952">
          <text:p/>
        </draw:connector>
        <draw:rect draw:style-name="gr1" draw:text-style-name="P1" xml:id="id27" draw:id="id27" draw:layer="layout" svg:width="3.175cm" svg:height="1.27cm" svg:x="8.62cm" svg:y="14.97cm">
          <text:p text:style-name="P1"><text:span text:style-name="T1">Fiche contact</text:span></text:p>
        </draw:rect>
        <draw:rect draw:style-name="gr1" draw:text-style-name="P1" xml:id="id28" draw:id="id28" draw:layer="layout" svg:width="4.445cm" svg:height="1.27cm" svg:x="4.175cm" svg:y="18.78cm">
          <text:p text:style-name="P1"><text:span text:style-name="T1">Fiche client</text:span></text:p>
        </draw:rect>
        <draw:connector draw:style-name="gr2" draw:text-style-name="P2" draw:layer="layout" draw:type="curve" svg:x1="10.207cm" svg:y1="16.24cm" svg:x2="6.397cm" svg:y2="18.78cm" draw:start-shape="id27" draw:start-glue-point="2" draw:end-shape="id28" svg:d="m10207 16240c0 1905-3810 635-3810 2540">
          <text:p/>
        </draw:connector>
        <draw:rect draw:style-name="gr1" draw:text-style-name="P1" xml:id="id29" draw:id="id29" draw:layer="layout" svg:width="4.445cm" svg:height="1.27cm" svg:x="9.255cm" svg:y="18.78cm">
          <text:p text:style-name="P1"><text:span text:style-name="T1">Fiche proposition</text:span><text:span text:style-name="T1"><text:line-break/></text:span><text:span text:style-name="T1">commerciale</text:span></text:p>
        </draw:rect>
        <draw:connector draw:style-name="gr3" draw:text-style-name="P2" draw:layer="layout" draw:type="curve" svg:x1="10.207cm" svg:y1="16.24cm" svg:x2="11.477cm" svg:y2="18.78cm" draw:start-shape="id27" draw:start-glue-point="2" draw:end-shape="id29" draw:end-glue-point="0" svg:d="m10207 16240c0 1905 1270 635 1270 2540">
          <text:p/>
        </draw:connector>
        <draw:connector draw:style-name="gr2" draw:text-style-name="P2" draw:layer="layout" draw:type="curve" draw:line-skew="-0.592cm" svg:x1="20.05cm" svg:y1="7.985cm" svg:x2="13.065cm" svg:y2="2.27cm" draw:start-shape="id26" draw:start-glue-point="1" draw:end-shape="id17" draw:end-glue-point="1" svg:d="m20050 7985c-136 0 3356-5715-6985-5715">
          <text:p/>
        </draw:connector>
        <draw:connector draw:style-name="gr2" draw:text-style-name="P2" draw:layer="layout" draw:type="curve" svg:x1="13.7cm" svg:y1="19.415cm" svg:x2="11.795cm" svg:y2="15.605cm" draw:start-shape="id29" draw:start-glue-point="1" draw:end-shape="id27" draw:end-glue-point="1" svg:d="m13700 19415c751 0 1704-3810-1905-3810">
          <text:p/>
        </draw:connector>
        <draw:rect draw:style-name="gr1" draw:text-style-name="P1" xml:id="id30" draw:id="id30" draw:layer="layout" svg:width="4.445cm" svg:height="1.27cm" svg:x="7.985cm" svg:y="21.32cm">
          <text:p text:style-name="P1"><text:span text:style-name="T1">Fiche personne</text:span></text:p>
        </draw:rect>
        <draw:rect draw:style-name="gr1" draw:text-style-name="P1" xml:id="id31" draw:id="id31" draw:layer="layout" svg:width="3.175cm" svg:height="1.27cm" svg:x="8.618cm" svg:y="23.86cm">
          <text:p text:style-name="P1"><text:span text:style-name="T1">Fiche client</text:span></text:p>
        </draw:rect>
        <draw:connector draw:style-name="gr2" draw:text-style-name="P2" draw:layer="layout" draw:type="curve" svg:x1="10.207cm" svg:y1="22.59cm" svg:x2="10.205cm" svg:y2="23.86cm" draw:start-shape="id30" draw:start-glue-point="2" draw:end-shape="id31" draw:end-glue-point="0" svg:d="m10207 22590c0 952-2 318-2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2T22:18:31</meta:creation-date>
    <meta:editing-duration>P0D</meta:editing-duration>
    <meta:editing-cycles>1</meta:editing-cycles>
    <meta:document-statistic meta:object-count="59"/>
    <meta:generator>OpenOffice.org/3.3$Unix OpenOffice.org_project/330m20$Build-9567</meta:generator>
  </office:meta>
</office:document-meta>
</file>